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Monospace" svg:font-family="Monospace"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6.999cm" table:align="margins"/>
    </style:style>
    <style:style style:name="Table4.A" style:family="table-column">
      <style:table-column-properties style:column-width="4.577cm" style:rel-column-width="17646*"/>
    </style:style>
    <style:style style:name="Table4.B" style:family="table-column">
      <style:table-column-properties style:column-width="12.421cm" style:rel-column-width="47889*"/>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3.069cm" style:rel-column-width="11832*"/>
    </style:style>
    <style:style style:name="Table1.B" style:family="table-column">
      <style:table-column-properties style:column-width="13.929cm" style:rel-column-width="5370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3.651cm" style:rel-column-width="14076*"/>
    </style:style>
    <style:style style:name="Table6.B" style:family="table-column">
      <style:table-column-properties style:column-width="13.347cm" style:rel-column-width="51459*"/>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2.381cm" style:rel-column-width="9180*"/>
    </style:style>
    <style:style style:name="Table2.B" style:family="table-column">
      <style:table-column-properties style:column-width="14.617cm" style:rel-column-width="5635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545cm" style:rel-column-width="13668*"/>
    </style:style>
    <style:style style:name="Table3.B" style:family="table-column">
      <style:table-column-properties style:column-width="13.453cm" style:rel-column-width="51867*"/>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1.852cm" style:rel-column-width="7140*"/>
    </style:style>
    <style:style style:name="Table8.B" style:family="table-column">
      <style:table-column-properties style:column-width="15.147cm" style:rel-column-width="58395*"/>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2.699cm" style:rel-column-width="10404*"/>
    </style:style>
    <style:style style:name="Table10.B" style:family="table-column">
      <style:table-column-properties style:column-width="14.3cm" style:rel-column-width="55131*"/>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3.519cm" style:rel-column-width="13566*"/>
    </style:style>
    <style:style style:name="Table5.B" style:family="table-column">
      <style:table-column-properties style:column-width="13.48cm" style:rel-column-width="51969*"/>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3.493cm" style:rel-column-width="13464*"/>
    </style:style>
    <style:style style:name="Table7.B" style:family="table-column">
      <style:table-column-properties style:column-width="13.506cm" style:rel-column-width="52071*"/>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2.858cm" style:rel-column-width="11016*"/>
    </style:style>
    <style:style style:name="Table9.B" style:family="table-column">
      <style:table-column-properties style:column-width="14.141cm" style:rel-column-width="54519*"/>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Monospace" fo:font-size="10pt" style:font-name-asian="Monospace" style:font-size-asian="10pt" style:font-name-complex="Monospace" style:font-size-complex="10pt"/>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color="#660000" style:font-name="Monospace" fo:font-size="10pt" style:font-name-asian="Monospace" style:font-size-asian="10pt" style:font-name-complex="Monospace" style:font-size-complex="10pt"/>
    </style:style>
    <style:style style:name="P4" style:family="paragraph" style:parent-style-name="Standard">
      <style:text-properties fo:color="#808080" style:font-name="Monospace" fo:font-size="10pt" style:font-name-asian="Monospace" style:font-size-asian="10pt" style:font-name-complex="Monospace" style:font-size-complex="10pt"/>
    </style:style>
    <style:style style:name="P5" style:family="paragraph" style:parent-style-name="Standard">
      <style:text-properties fo:color="#000000" style:font-name="Monospace" fo:font-size="10pt" style:font-name-asian="Monospace" style:font-size-asian="10pt" style:font-name-complex="Monospace" style:font-size-complex="10pt"/>
    </style:style>
    <style:style style:name="P6" style:family="paragraph" style:parent-style-name="Standard">
      <style:paragraph-properties fo:text-align="justify" style:justify-single-word="false"/>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9" style:family="paragraph" style:parent-style-name="Standard">
      <style:paragraph-properties fo:margin-left="0cm" fo:margin-right="0cm" fo:text-align="start" style:justify-single-word="false" fo:text-indent="0cm" style:auto-text-indent="false" style:text-autospace="none"/>
      <style:text-properties fo:color="#808080" style:font-name="Monospace" fo:font-size="10pt" style:font-name-asian="Monospace" style:font-size-asian="10pt" style:font-name-complex="Monospace" style:font-size-complex="10pt"/>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00ff" style:font-name="Monospace" fo:font-size="10pt" style:font-name-asian="Monospace" style:font-size-asian="10pt" style:font-name-complex="Monospace" style:font-size-complex="10pt"/>
    </style:style>
    <style:style style:name="P11" style:family="paragraph" style:parent-style-name="Standard">
      <style:paragraph-properties fo:margin-left="0cm" fo:margin-right="0cm" fo:text-align="start" style:justify-single-word="false" fo:text-indent="0cm" style:auto-text-indent="false" style:text-autospace="none"/>
    </style:style>
    <style:style style:name="P12" style:family="paragraph" style:parent-style-name="Text_20_body">
      <style:paragraph-properties fo:text-align="justify" style:justify-single-word="false"/>
    </style:style>
    <style:style style:name="P13" style:family="paragraph" style:parent-style-name="Preformatted_20_Text">
      <style:paragraph-properties fo:text-align="justify" style:justify-single-word="false"/>
    </style:style>
    <style:style style:name="P14" style:family="paragraph" style:parent-style-name="Table_20_Contents">
      <style:text-properties style:font-name="DejaVu Sans Mono" fo:font-size="10pt" style:font-name-asian="DejaVu Sans Mono" style:font-size-asian="10pt" style:font-name-complex="DejaVu Sans Mono" style:font-size-complex="10pt"/>
    </style:style>
    <style:style style:name="P15" style:family="paragraph" style:parent-style-name="Standard" style:list-style-name="">
      <style:paragraph-properties fo:margin-left="0cm" fo:margin-right="0cm" fo:text-align="start" style:justify-single-word="false" fo:text-indent="0cm" style:auto-text-indent="false" style:text-autospace="none"/>
      <style:text-properties fo:color="#808080" style:font-name="Monospace" fo:font-size="10pt" style:font-name-asian="Monospace" style:font-size-asian="10pt" style:font-name-complex="Monospace" style:font-size-complex="10pt"/>
    </style:style>
    <style:style style:name="P16" style:family="paragraph" style:parent-style-name="Standard" style:list-style-name="L3"/>
    <style:style style:name="P17" style:family="paragraph" style:parent-style-name="Standard" style:list-style-name="L3">
      <style:text-properties fo:font-weight="normal" style:font-weight-asian="normal" style:font-weight-complex="normal"/>
    </style:style>
    <style:style style:name="P18" style:family="paragraph" style:parent-style-name="Text_20_body" style:list-style-name="L1"/>
    <style:style style:name="P19" style:family="paragraph" style:parent-style-name="Text_20_body" style:list-style-name=""/>
    <style:style style:name="P20" style:family="paragraph" style:parent-style-name="Text_20_body" style:list-style-name="L2">
      <style:paragraph-properties fo:margin-top="0cm" fo:margin-bottom="0cm"/>
    </style:style>
    <style:style style:name="P21" style:family="paragraph" style:parent-style-name="Preformatted_20_Text" style:list-style-name="">
      <style:text-properties style:font-name="DejaVu Sans Mono" fo:font-size="10pt" style:font-name-asian="DejaVu Sans Mono" style:font-size-asian="10pt" style:font-name-complex="DejaVu Sans Mono" style:font-size-complex="10pt"/>
    </style:style>
    <style:style style:name="P22" style:family="paragraph" style:parent-style-name="Preformatted_20_Text" style:list-style-name=""/>
    <style:style style:name="P23" style:family="paragraph" style:parent-style-name="Heading_20_2" style:list-style-name=""/>
    <style:style style:name="P24" style:family="paragraph" style:parent-style-name="Heading_20_2">
      <style:paragraph-properties fo:break-before="page"/>
    </style:style>
    <style:style style:name="P25" style:family="paragraph" style:parent-style-name="Heading_20_2" style:list-style-name="">
      <style:paragraph-properties fo:break-before="page"/>
    </style:style>
    <style:style style:name="P26" style:family="paragraph" style:parent-style-name="Heading_20_3">
      <style:paragraph-properties fo:text-align="justify" style:justify-single-word="false"/>
    </style:style>
    <style:style style:name="T1" style:family="text">
      <style:text-properties fo:color="#660000"/>
    </style:style>
    <style:style style:name="T2" style:family="text">
      <style:text-properties fo:color="#000000"/>
    </style:style>
    <style:style style:name="T3" style:family="text">
      <style:text-properties fo:color="#008200"/>
    </style:style>
    <style:style style:name="T4" style:family="text">
      <style:text-properties fo:color="#0000ff"/>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color="#808080"/>
    </style:style>
    <style:style style:name="T8" style:family="text">
      <style:text-properties fo:color="#800000"/>
    </style:style>
    <style:style style:name="T9" style:family="text">
      <style:text-properties style:font-name="DejaVu Sans Mono" fo:font-size="10pt" style:font-name-asian="DejaVu Sans Mono" style:font-size-asian="10pt" style:font-name-complex="DejaVu Sans Mono"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JMediaWiki Reference Manual</text:h>
      <text:p text:style-name="P12">jmwlib is a Joomla Framework library which wraps the MediaWiki web API and makes it possible to build rich applications which tightly integrate Joomla and MediaWiki. <text:s/>The MediaWiki web API is built as a set of modules, each with a specialised function. <text:s/>The jmwlib library follows this modular construction. <text:s/>The library makes use of Joomla Framework API functions wherever possible.</text:p>
      <text:h text:style-name="Heading_20_2" text:outline-level="2">Aims</text:h>
      <text:list xml:id="list1385246136" text:style-name="L1">
        <text:list-item>
          <text:p text:style-name="P18">Rich, yet intuitive, syntax.</text:p>
        </text:list-item>
        <text:list-item>
          <text:p text:style-name="P18">Simple queries should be easy to create.</text:p>
        </text:list-item>
        <text:list-item>
          <text:p text:style-name="P18">Complex queries should be intuitive to understand.</text:p>
        </text:list-item>
        <text:list-item>
          <text:p text:style-name="P18">It should support method chaining where possible.</text:p>
        </text:list-item>
        <text:list-item>
          <text:p text:style-name="P18">It should be closed for modification, but open for extension.</text:p>
        </text:list-item>
        <text:list-item>
          <text:p text:style-name="P18">It should use modern object-orientated design principles.</text:p>
        </text:list-item>
        <text:list-item>
          <text:p text:style-name="P18">It should run on PHP 5.2 or later.</text:p>
        </text:list-item>
      </text:list>
      <text:p text:style-name="Text_20_body"/>
      <text:h text:style-name="Heading_20_2" text:outline-level="2">Installation</text:h>
      <text:p text:style-name="P12">There is no installer for the jmwlib library. <text:s/>The library files should be copied into the joomla libraries directory so that <text:s/>the directory structure will then look like this:</text:p>
      <text:p text:style-name="Preformatted_20_Text">/joomla-root</text:p>
      <text:p text:style-name="Preformatted_20_Text"><text:tab/>/libraries</text:p>
      <text:p text:style-name="Preformatted_20_Text"><text:tab/><text:tab/>/jmwlib</text:p>
      <text:p text:style-name="Preformatted_20_Text"><text:tab/><text:tab/>/joomla</text:p>
      <text:p text:style-name="Preformatted_20_Text"><text:tab/><text:tab/>/etc...</text:p>
      <text:p text:style-name="Preformatted_20_Text"/>
      <text:h text:style-name="Heading_20_2" text:outline-level="2">Getting started</text:h>
      <text:p text:style-name="Text_20_body">To start working with the jmwlib library you first need to include the file</text:p>
      <text:p text:style-name="Preformatted_20_Text"/>
      <text:p text:style-name="Preformatted_20_Text">/libraries/jmwlib/mediawiki.php</text:p>
      <text:p text:style-name="Text_20_body"/>
      <text:p text:style-name="P12">which is the main entry point for the library and contains the MediaWiki class. <text:s/>You can do this using the jimport function like this:</text:p>
      <text:p text:style-name="Preformatted_20_Text">jimport( 'jmwlib.mediawiki' );</text:p>
      <text:p text:style-name="Text_20_body"/>
      <text:p text:style-name="P12">You then need to instantiate a MediaWiki object. <text:s/>This will represent the wiki you are connecting to. <text:s/>To do this, call the static getInstance method of the MediaWiki class, like this:</text:p>
      <text:p text:style-name="Preformatted_20_Text">$wiki = MediaWiki::getInstance( $uri );</text:p>
      <text:p text:style-name="Preformatted_20_Text"/>
      <text:p text:style-name="P12">where $uri is a JURI object representing the URI of the wiki. <text:s/>For example, to create an object representing the Joomla documentation wiki, you could use code like this:</text:p>
      <text:p text:style-name="Preformatted_20_Text">$uri = JURI::getInstance( '<text:a xlink:type="simple" xlink:href="http://docs.joomla.org/">http://docs.joomla.org</text:a>' );</text:p>
      <text:p text:style-name="Preformatted_20_Text">$wiki = MediaWiki::getInstance( $uri );</text:p>
      <text:p text:style-name="Text_20_body"><text:soft-page-break/></text:p>
      <text:p text:style-name="P12">The MediaWiki web API is built as a set of modules, each with a specialised function. <text:s/>The jmwlib library follows this modular construction. <text:s/>To perform a function you need to choose the module that will perform that function and instantiate it. <text:s/>For example, to retrieve the Main Page of the wiki you would instantiate the query module like this:</text:p>
      <text:p text:style-name="Preformatted_20_Text">$req = MediaWiki::getModule( 'query' );</text:p>
      <text:p text:style-name="Preformatted_20_Text"/>
      <text:p text:style-name="P12">You then need to pass parameters to the module to configure it. <text:s/>Each module has a different set of methods to handle its own parameters so you will need to refer to the tables on the following pages for further details. <text:s/>For example, to specify the title of the page you want to retrieve using the query module, use the titles method like this:</text:p>
      <text:p text:style-name="Preformatted_20_Text">$req-&gt;titles( 'Main%20Page' );</text:p>
      <text:p text:style-name="Preformatted_20_Text"/>
      <text:p text:style-name="Text_20_body">The actual API call is made using the call method, like this:</text:p>
      <text:p text:style-name="Preformatted_20_Text">$req-&gt;call( $wiki );</text:p>
      <text:p text:style-name="Preformatted_20_Text"/>
      <text:p text:style-name="P12">Notice that the parameter passed to the call method is the MediaWiki object that you instantiated earlier.</text:p>
      <text:p text:style-name="P12">Most of the methods in the MediaWiki and module classes can be chained. <text:s/>So the above query can be combined like this:</text:p>
      <text:p text:style-name="Preformatted_20_Text">$req = MediaWiki::getModule( 'query' )</text:p>
      <text:p text:style-name="Preformatted_20_Text"><text:tab/>-&gt;titles( 'Main%20Page' )</text:p>
      <text:p text:style-name="Preformatted_20_Text"><text:tab/>-&gt;call( $wiki );</text:p>
      <text:p text:style-name="Preformatted_20_Text"/>
      <text:p text:style-name="P12">The results of the API call can be obtained by calling the getData method of the module (for the decoded data) or the getData method of the MediaWiki object (for the raw data). <text:s/>For example, to obtain the page returned by the above example you would call:</text:p>
      <text:p text:style-name="Preformatted_20_Text">$results = $req-&gt;getData();</text:p>
      <text:p text:style-name="Preformatted_20_Text"/>
      <text:p text:style-name="P12">The data is returned as an array. <text:s/>See the API documentation for each specific module for more information on the data returned.</text:p>
      <text:h text:style-name="Heading_20_3" text:outline-level="3">Error handling</text:h>
      <text:p text:style-name="P12">The jmwlib library raises PHP exceptions on all error or warning conditions, so you should use try-catch blocks to handle errors. <text:s/>You can distinguish different types of exception by checking the specific type of the exception object returned. <text:s/>The following general exception classes are returned:</text:p>
      <table:table table:name="Table4" table:style-name="Table4">
        <table:table-column table:style-name="Table4.A"/>
        <table:table-column table:style-name="Table4.B"/>
        <table:table-row>
          <table:table-cell table:style-name="Table4.A1" office:value-type="string">
            <text:p text:style-name="Table_20_Contents">jmwlibHttpException</text:p>
          </table:table-cell>
          <table:table-cell table:style-name="Table4.B1" office:value-type="string">
            <text:p text:style-name="Table_20_Contents">Low level HTTP exception. <text:s/>The HTTP response code can be obtained by calling the getCode method. <text:s/>If the code is zero then the exception is generally due to a communications problems such as DNS lookup failure or internet connection is broken.</text:p>
          </table:table-cell>
        </table:table-row>
        <table:table-row>
          <table:table-cell table:style-name="Table4.A2" office:value-type="string">
            <text:p text:style-name="Table_20_Contents">jmwlibModuleException</text:p>
          </table:table-cell>
          <table:table-cell table:style-name="Table4.B2" office:value-type="string">
            <text:p text:style-name="Table_20_Contents">General MediaWiki API error or warning has occurred. <text:s/>More information can be obtained from the API documentation.</text:p>
          </table:table-cell>
        </table:table-row>
      </table:table>
      <text:p text:style-name="Text_20_body"/>
      <text:p text:style-name="P12">More specific exceptions may be returned by particular modules. <text:s/>If you are testing for multiple exception types, remember to check the most specific types first.</text:p>
      <text:p text:style-name="Text_20_body"/>
      <text:h text:style-name="P24" text:outline-level="2">MediaWiki block request</text:h>
      <text:p text:style-name="Text_20_body">Blocks a user. <text:s/>This module requires read and write rights.</text:p>
      <text:h text:style-name="Heading_20_3" text:outline-level="3">Methods</text:h>
      <table:table table:name="Table1" table:style-name="Table1">
        <table:table-column table:style-name="Table1.A"/>
        <table:table-column table:style-name="Table1.B"/>
        <table:table-row>
          <table:table-cell table:style-name="Table1.A1" office:value-type="string">
            <text:p text:style-name="Table_20_Contents">user</text:p>
          </table:table-cell>
          <table:table-cell table:style-name="Table1.B1" office:value-type="string">
            <text:p text:style-name="Standard">Username, IP address or IP range you want to block</text:p>
          </table:table-cell>
        </table:table-row>
        <table:table-row>
          <table:table-cell table:style-name="Table1.A2" office:value-type="string">
            <text:p text:style-name="Table_20_Contents">token</text:p>
          </table:table-cell>
          <table:table-cell table:style-name="Table1.B2" office:value-type="string">
            <text:p text:style-name="Standard">A block token previously obtained through the gettoken parameter or prop=info</text:p>
          </table:table-cell>
        </table:table-row>
        <table:table-row>
          <table:table-cell table:style-name="Table1.A2" office:value-type="string">
            <text:p text:style-name="Table_20_Contents">gettoken</text:p>
          </table:table-cell>
          <table:table-cell table:style-name="Table1.B2" office:value-type="string">
            <text:p text:style-name="Standard">If set, a block token will be returned, and no other action will be taken</text:p>
          </table:table-cell>
        </table:table-row>
        <table:table-row>
          <table:table-cell table:style-name="Table1.A2" office:value-type="string">
            <text:p text:style-name="Table_20_Contents">expiry</text:p>
          </table:table-cell>
          <table:table-cell table:style-name="Table1.B2" office:value-type="string">
            <text:p text:style-name="Standard">Relative expiry time, e.g. '5 months' or '2 weeks'. If set to 'infinite', 'indefinite' or 'never', the block will never expire. <text:s/>Default: never</text:p>
          </table:table-cell>
        </table:table-row>
        <table:table-row>
          <table:table-cell table:style-name="Table1.A2" office:value-type="string">
            <text:p text:style-name="Table_20_Contents">reason</text:p>
          </table:table-cell>
          <table:table-cell table:style-name="Table1.B2" office:value-type="string">
            <text:p text:style-name="Standard">Reason for block (optional)</text:p>
          </table:table-cell>
        </table:table-row>
        <table:table-row>
          <table:table-cell table:style-name="Table1.A2" office:value-type="string">
            <text:p text:style-name="Table_20_Contents">anononly</text:p>
          </table:table-cell>
          <table:table-cell table:style-name="Table1.B2" office:value-type="string">
            <text:p text:style-name="Standard">Block anonymous users only (i.e. disable anonymous edits for this IP)</text:p>
          </table:table-cell>
        </table:table-row>
        <table:table-row>
          <table:table-cell table:style-name="Table1.A2" office:value-type="string">
            <text:p text:style-name="Table_20_Contents">nocreate</text:p>
          </table:table-cell>
          <table:table-cell table:style-name="Table1.B2" office:value-type="string">
            <text:p text:style-name="Standard">Prevent account creation</text:p>
          </table:table-cell>
        </table:table-row>
        <table:table-row>
          <table:table-cell table:style-name="Table1.A2" office:value-type="string">
            <text:p text:style-name="Table_20_Contents">autoblock</text:p>
          </table:table-cell>
          <table:table-cell table:style-name="Table1.B2" office:value-type="string">
            <text:p text:style-name="Standard">Automatically block the last used IP address, and any subsequent IP addresses they try to login from</text:p>
          </table:table-cell>
        </table:table-row>
        <table:table-row>
          <table:table-cell table:style-name="Table1.A2" office:value-type="string">
            <text:p text:style-name="Table_20_Contents">noemail</text:p>
          </table:table-cell>
          <table:table-cell table:style-name="Table1.B2" office:value-type="string">
            <text:p text:style-name="Standard">Prevent user from sending e-mail through the wiki. (Requires the "blockemail" right.)</text:p>
          </table:table-cell>
        </table:table-row>
        <table:table-row>
          <table:table-cell table:style-name="Table1.A2" office:value-type="string">
            <text:p text:style-name="Table_20_Contents">hidename</text:p>
          </table:table-cell>
          <table:table-cell table:style-name="Table1.B2" office:value-type="string">
            <text:p text:style-name="Standard">Hide the username from the block log. (Requires the "hideuser" right.)</text:p>
          </table:table-cell>
        </table:table-row>
        <table:table-row>
          <table:table-cell table:style-name="Table1.A2" office:value-type="string">
            <text:p text:style-name="Table_20_Contents">allowusertalk</text:p>
          </table:table-cell>
          <table:table-cell table:style-name="Table1.B2" office:value-type="string">
            <text:p text:style-name="Standard">Allow the user to edit their own talk page (depends on $wgBlockAllowsUTEdit)</text:p>
          </table:table-cell>
        </table:table-row>
        <table:table-row>
          <table:table-cell table:style-name="Table1.A2" office:value-type="string">
            <text:p text:style-name="Table_20_Contents">reblock</text:p>
          </table:table-cell>
          <table:table-cell table:style-name="Table1.B2" office:value-type="string">
            <text:p text:style-name="Standard">If the user is already blocked, overwrite the existing block</text:p>
          </table:table-cell>
        </table:table-row>
      </table:table>
      <text:h text:style-name="Heading_20_3" text:outline-level="3">Exceptions</text:h>
      <text:p text:style-name="Text_20_body">In addition to the standard exceptions, this module will also throw a jmwlibModuleException on the following error conditions:-</text:p>
      <table:table table:name="Table6" table:style-name="Table6">
        <table:table-column table:style-name="Table6.A"/>
        <table:table-column table:style-name="Table6.B"/>
        <table:table-row>
          <table:table-cell table:style-name="Table6.A1" office:value-type="string">
            <text:p text:style-name="Table_20_Contents">nouser </text:p>
          </table:table-cell>
          <table:table-cell table:style-name="Table6.B1" office:value-type="string">
            <text:p text:style-name="Table_20_Contents">The user parameter must be set </text:p>
          </table:table-cell>
        </table:table-row>
        <table:table-row>
          <table:table-cell table:style-name="Table6.A2" office:value-type="string">
            <text:p text:style-name="Table_20_Contents">notoken </text:p>
          </table:table-cell>
          <table:table-cell table:style-name="Table6.B2" office:value-type="string">
            <text:p text:style-name="Table_20_Contents">The token parameter must be set </text:p>
          </table:table-cell>
        </table:table-row>
        <table:table-row>
          <table:table-cell table:style-name="Table6.A2" office:value-type="string">
            <text:p text:style-name="Table_20_Contents">permissiondenied </text:p>
          </table:table-cell>
          <table:table-cell table:style-name="Table6.B2" office:value-type="string">
            <text:p text:style-name="Table_20_Contents">You don't have permission to block users </text:p>
            <text:p text:style-name="Table_20_Contents">On most wikis, blocking users is restricted to sysops, but other wikis may have stricter rules.</text:p>
          </table:table-cell>
        </table:table-row>
        <table:table-row>
          <table:table-cell table:style-name="Table6.A2" office:value-type="string">
            <text:p text:style-name="Table_20_Contents">invalidrange </text:p>
          </table:table-cell>
          <table:table-cell table:style-name="Table6.B2" office:value-type="string">
            <text:p text:style-name="Table_20_Contents">Invalid IP range </text:p>
          </table:table-cell>
        </table:table-row>
        <table:table-row>
          <table:table-cell table:style-name="Table6.A2" office:value-type="string">
            <text:p text:style-name="Table_20_Contents">rangedisabled </text:p>
          </table:table-cell>
          <table:table-cell table:style-name="Table6.B2" office:value-type="string">
            <text:p text:style-name="Table_20_Contents">Blocking IP ranges has been disabled </text:p>
          </table:table-cell>
        </table:table-row>
        <table:table-row>
          <table:table-cell table:style-name="Table6.A2" office:value-type="string">
            <text:p text:style-name="Table_20_Contents">invalidip </text:p>
          </table:table-cell>
          <table:table-cell table:style-name="Table6.B2" office:value-type="string">
            <text:p text:style-name="Table_20_Contents">Invalid IP address specified </text:p>
          </table:table-cell>
        </table:table-row>
        <table:table-row>
          <table:table-cell table:style-name="Table6.A2" office:value-type="string">
            <text:p text:style-name="Table_20_Contents">invalidexpiry </text:p>
          </table:table-cell>
          <table:table-cell table:style-name="Table6.B2" office:value-type="string">
            <text:p text:style-name="Table_20_Contents">Invalid expiry time </text:p>
          </table:table-cell>
        </table:table-row>
        <table:table-row>
          <table:table-cell table:style-name="Table6.A2" office:value-type="string">
            <text:p text:style-name="Table_20_Contents">alreadyblocked </text:p>
          </table:table-cell>
          <table:table-cell table:style-name="Table6.B2" office:value-type="string">
            <text:p text:style-name="Table_20_Contents">The user you tried to block was already blocked </text:p>
          </table:table-cell>
        </table:table-row>
        <table:table-row>
          <table:table-cell table:style-name="Table6.A2" office:value-type="string">
            <text:p text:style-name="Table_20_Contents">pastexpiry </text:p>
          </table:table-cell>
          <table:table-cell table:style-name="Table6.B2" office:value-type="string">
            <text:p text:style-name="Table_20_Contents">Expiry time is in the past </text:p>
          </table:table-cell>
        </table:table-row>
        <table:table-row>
          <table:table-cell table:style-name="Table6.A2" office:value-type="string">
            <text:p text:style-name="Table_20_Contents">cantblock </text:p>
          </table:table-cell>
          <table:table-cell table:style-name="Table6.B2" office:value-type="string">
            <text:p text:style-name="Table_20_Contents">You don't have permission to block users </text:p>
          </table:table-cell>
        </table:table-row>
        <table:table-row>
          <table:table-cell table:style-name="Table6.A2" office:value-type="string">
            <text:p text:style-name="Table_20_Contents">canthide </text:p>
          </table:table-cell>
          <table:table-cell table:style-name="Table6.B2" office:value-type="string">
            <text:p text:style-name="Table_20_Contents">You don't have permission to hide user names from the block log. <text:s/>This feature has to be enabled explicitly in LocalSettings.php. </text:p>
          </table:table-cell>
        </table:table-row>
        <table:table-row>
          <table:table-cell table:style-name="Table6.A2" office:value-type="string">
            <text:p text:style-name="Table_20_Contents">cantblock-email </text:p>
          </table:table-cell>
          <table:table-cell table:style-name="Table6.B2" office:value-type="string">
            <text:p text:style-name="Table_20_Contents">You don't have permission to block users from sending e-mail through the wiki </text:p>
          </table:table-cell>
        </table:table-row>
      </table:table>
      <text:h text:style-name="Heading_20_3" text:outline-level="3"><text:soft-page-break/>Examples</text:h>
      <text:p text:style-name="P4"/>
      <text:p text:style-name="P1"><text:span text:style-name="T1">$req </text:span><text:span text:style-name="T2">= MediaWiki::getModule( </text:span><text:span text:style-name="T3">'block' </text:span><text:span text:style-name="T2">)</text:span></text:p>
      <text:p text:style-name="P8"><text:span text:style-name="T2"><text:tab/>-&gt;gettoken(</text:span><text:span text:style-name="T2">)</text:span></text:p>
      <text:p text:style-name="P8"><text:span text:style-name="T2"><text:tab/>-&gt;call( </text:span><text:span text:style-name="T1">$this</text:span><text:span text:style-name="T2">-&gt;wiki )</text:span></text:p>
      <text:p text:style-name="P7"><text:tab/>;</text:p>
      <text:p text:style-name="Preformatted_20_Text">$token = $req-&gt;token;</text:p>
      <text:p text:style-name="Preformatted_20_Text"/>
      <text:p text:style-name="P1"><text:span text:style-name="T1">$req </text:span><text:span text:style-name="T2">= MediaWiki::getModule( </text:span><text:span text:style-name="T3">'block' </text:span><text:span text:style-name="T2">)</text:span></text:p>
      <text:p text:style-name="P8"><text:span text:style-name="T2"><text:tab/>-&gt;user( </text:span><text:span text:style-name="T3">'123.5.5.12' </text:span><text:span text:style-name="T2">)</text:span></text:p>
      <text:p text:style-name="P8"><text:span text:style-name="T2"><text:tab/>-&gt;expiry( </text:span><text:span text:style-name="T3">'3 days' </text:span><text:span text:style-name="T2">)</text:span></text:p>
      <text:p text:style-name="P8"><text:span text:style-name="T2"><text:tab/>-&gt;reason( </text:span><text:span text:style-name="T3">'First strike' </text:span><text:span text:style-name="T2">)</text:span></text:p>
      <text:p text:style-name="P8"><text:span text:style-name="T2"><text:tab/>-&gt;token( $token</text:span><text:span text:style-name="T3"> </text:span><text:span text:style-name="T2">)</text:span></text:p>
      <text:p text:style-name="P8"><text:span text:style-name="T2"><text:tab/>-&gt;call( </text:span><text:span text:style-name="T1">$this</text:span><text:span text:style-name="T2">-&gt;wiki )</text:span></text:p>
      <text:p text:style-name="P7"><text:tab/>;</text:p>
      <text:p text:style-name="P9"/>
      <text:p text:style-name="P1"><text:span text:style-name="T1">$req </text:span><text:span text:style-name="T2">= MediaWiki::getModule( </text:span><text:span text:style-name="T3">'block' </text:span><text:span text:style-name="T2">)</text:span></text:p>
      <text:p text:style-name="P8"><text:span text:style-name="T2"><text:tab/>-&gt;user( </text:span><text:span text:style-name="T3">'Vandal' </text:span><text:span text:style-name="T2">)</text:span></text:p>
      <text:p text:style-name="P8"><text:span text:style-name="T2"><text:tab/>-&gt;expiry( </text:span><text:span text:style-name="T3">'never' </text:span><text:span text:style-name="T2">)</text:span></text:p>
      <text:p text:style-name="P8"><text:span text:style-name="T2"><text:tab/>-&gt;reason( </text:span><text:span text:style-name="T3">'Vandalism' </text:span><text:span text:style-name="T2">)</text:span></text:p>
      <text:p text:style-name="P8"><text:span text:style-name="T2"><text:tab/>-&gt;nocreate(</text:span><text:span text:style-name="T2">)</text:span></text:p>
      <text:p text:style-name="P7"><text:tab/>-&gt;autoblock()</text:p>
      <text:p text:style-name="P7"><text:tab/>-&gt;noemail()</text:p>
      <text:p text:style-name="P8"><text:span text:style-name="T2"><text:tab/>-&gt;token( $token</text:span><text:span text:style-name="T3"> </text:span><text:span text:style-name="T2">)</text:span></text:p>
      <text:p text:style-name="P8"><text:span text:style-name="T2"><text:tab/>-&gt;call( </text:span><text:span text:style-name="T1">$this</text:span><text:span text:style-name="T2">-&gt;wiki )</text:span></text:p>
      <text:p text:style-name="P7"><text:tab/>;</text:p>
      <text:p text:style-name="P9"/>
      <text:p text:style-name="P7"/>
      <text:p text:style-name="P9"/>
      <text:h text:style-name="P25" text:outline-level="2">MediaWiki delete request</text:h>
      <text:h text:style-name="P19" text:outline-level="2">Deletes a single page from the wiki. <text:s/>Requires read and write rights.</text:h>
      <text:h text:style-name="P19" text:outline-level="2"/>
      <text:h text:style-name="Heading_20_3" text:outline-level="3">Methods</text:h>
      <table:table table:name="Table2" table:style-name="Table2">
        <table:table-column table:style-name="Table2.A"/>
        <table:table-column table:style-name="Table2.B"/>
        <table:table-row>
          <table:table-cell table:style-name="Table2.A1" office:value-type="string">
            <text:p text:style-name="Table_20_Contents">title</text:p>
          </table:table-cell>
          <table:table-cell table:style-name="Table2.B1" office:value-type="string">
            <text:p text:style-name="Standard">Title of the page you want to delete. Cannot be used together with pageid</text:p>
          </table:table-cell>
        </table:table-row>
        <table:table-row>
          <table:table-cell table:style-name="Table2.A2" office:value-type="string">
            <text:p text:style-name="Table_20_Contents">pageid</text:p>
          </table:table-cell>
          <table:table-cell table:style-name="Table2.B2" office:value-type="string">
            <text:p text:style-name="Standard">Page ID of the page you want to delete. Cannot be used together with title</text:p>
          </table:table-cell>
        </table:table-row>
        <table:table-row>
          <table:table-cell table:style-name="Table2.A2" office:value-type="string">
            <text:p text:style-name="Table_20_Contents">token</text:p>
          </table:table-cell>
          <table:table-cell table:style-name="Table2.B2" office:value-type="string">
            <text:p text:style-name="Standard">A delete token previously retrieved through prop=info</text:p>
          </table:table-cell>
        </table:table-row>
        <table:table-row>
          <table:table-cell table:style-name="Table2.A2" office:value-type="string">
            <text:p text:style-name="Table_20_Contents">reason</text:p>
          </table:table-cell>
          <table:table-cell table:style-name="Table2.B2" office:value-type="string">
            <text:p text:style-name="Standard">Reason for the deletion. If not set, an automatically generated reason will be used.</text:p>
          </table:table-cell>
        </table:table-row>
        <table:table-row>
          <table:table-cell table:style-name="Table2.A2" office:value-type="string">
            <text:p text:style-name="Table_20_Contents">watch</text:p>
          </table:table-cell>
          <table:table-cell table:style-name="Table2.B2" office:value-type="string">
            <text:p text:style-name="Standard">Add the page to your watchlist</text:p>
          </table:table-cell>
        </table:table-row>
        <table:table-row>
          <table:table-cell table:style-name="Table2.A2" office:value-type="string">
            <text:p text:style-name="Table_20_Contents">unwatch</text:p>
          </table:table-cell>
          <table:table-cell table:style-name="Table2.B2" office:value-type="string">
            <text:p text:style-name="Standard">Remove the page from your watchlist</text:p>
          </table:table-cell>
        </table:table-row>
        <table:table-row>
          <table:table-cell table:style-name="Table2.A2" office:value-type="string">
            <text:p text:style-name="Table_20_Contents">oldimage</text:p>
          </table:table-cell>
          <table:table-cell table:style-name="Table2.B2" office:value-type="string">
            <text:p text:style-name="Standard">The name of the old image to delete as provided by iiprop=archivename</text:p>
          </table:table-cell>
        </table:table-row>
      </table:table>
      <text:p text:style-name="Text_20_body"/>
      <text:h text:style-name="Heading_20_3" text:outline-level="3">Examples</text:h>
      <text:h text:style-name="P15" text:outline-level="2"/>
      <text:p text:style-name="P1"><text:span text:style-name="T1">$req </text:span><text:span text:style-name="T2">= MediaWiki::getModule( </text:span><text:span text:style-name="T3">'delete' </text:span><text:span text:style-name="T2">)</text:span></text:p>
      <text:p text:style-name="P7"><text:tab/>-&gt;gettoken()</text:p>
      <text:p text:style-name="P8"><text:span text:style-name="T2"><text:tab/>-&gt;call( </text:span><text:span text:style-name="T1">$this</text:span><text:span text:style-name="T2">-&gt;wiki )</text:span></text:p>
      <text:p text:style-name="P7"><text:tab/>;</text:p>
      <text:p text:style-name="Preformatted_20_Text">$token = $req-&gt;token;</text:p>
      <text:p text:style-name="Preformatted_20_Text"/>
      <text:p text:style-name="P1"><text:span text:style-name="T1">$req </text:span><text:span text:style-name="T2">= MediaWiki::getModule( </text:span><text:span text:style-name="T3">'delete' </text:span><text:span text:style-name="T2">)</text:span></text:p>
      <text:p text:style-name="P8"><text:span text:style-name="T2"><text:tab/>-&gt;title( </text:span><text:span text:style-name="T3">'Main%20Page' </text:span><text:span text:style-name="T2">)</text:span></text:p>
      <text:p text:style-name="P8"><text:span text:style-name="T2"><text:tab/>-&gt;token( $token</text:span><text:span text:style-name="T3"> </text:span><text:span text:style-name="T2">)</text:span></text:p>
      <text:p text:style-name="P8"><text:span text:style-name="T2"><text:tab/>-&gt;call( </text:span><text:span text:style-name="T1">$this</text:span><text:span text:style-name="T2">-&gt;wiki )</text:span></text:p>
      <text:p text:style-name="P7"><text:tab/>;</text:p>
      <text:p text:style-name="P9"/>
      <text:p text:style-name="P7"/>
      <text:p text:style-name="P1"><text:span text:style-name="T1">$req </text:span><text:span text:style-name="T2">= MediaWiki::getModule( </text:span><text:span text:style-name="T3">'delete' </text:span><text:span text:style-name="T2">)</text:span></text:p>
      <text:p text:style-name="P8"><text:span text:style-name="T2"><text:tab/>-&gt;title( </text:span><text:span text:style-name="T3">'Main%20Page' </text:span><text:span text:style-name="T2">)</text:span></text:p>
      <text:p text:style-name="P8"><text:span text:style-name="T2"><text:tab/>-&gt;reason( </text:span><text:span text:style-name="T3">'Preparing for move' </text:span><text:span text:style-name="T2">)</text:span></text:p>
      <text:p text:style-name="P8"><text:span text:style-name="T2"><text:tab/>-&gt;token( $token</text:span><text:span text:style-name="T3"> </text:span><text:span text:style-name="T2">)</text:span></text:p>
      <text:p text:style-name="P8"><text:span text:style-name="T2"><text:tab/>-&gt;call( </text:span><text:span text:style-name="T1">$this</text:span><text:span text:style-name="T2">-&gt;wiki )</text:span></text:p>
      <text:p text:style-name="P7"><text:tab/>;</text:p>
      <text:p text:style-name="P9"/>
      <text:p text:style-name="P7"/>
      <text:h text:style-name="P25" text:outline-level="2">MediaWiki edit request</text:h>
      <text:h text:style-name="P19" text:outline-level="2">Create and edit wiki pages. <text:s/>Requires read and write rights.</text:h>
      <text:h text:style-name="P19" text:outline-level="2"/>
      <text:h text:style-name="Heading_20_2" text:outline-level="2">Methods</text:h>
      <table:table table:name="Table3" table:style-name="Table3">
        <table:table-column table:style-name="Table3.A"/>
        <table:table-column table:style-name="Table3.B"/>
        <table:table-row>
          <table:table-cell table:style-name="Table3.A1" office:value-type="string">
            <text:p text:style-name="Table_20_Contents">title</text:p>
          </table:table-cell>
          <table:table-cell table:style-name="Table3.B1" office:value-type="string">
            <text:p text:style-name="Table_20_Contents">Page title</text:p>
          </table:table-cell>
        </table:table-row>
        <table:table-row>
          <table:table-cell table:style-name="Table3.A2" office:value-type="string">
            <text:p text:style-name="Table_20_Contents">section</text:p>
          </table:table-cell>
          <table:table-cell table:style-name="Table3.B2" office:value-type="string">
            <text:p text:style-name="Standard">Section number. 0 for the top section, 'new' for a new section</text:p>
          </table:table-cell>
        </table:table-row>
        <table:table-row>
          <table:table-cell table:style-name="Table3.A2" office:value-type="string">
            <text:p text:style-name="Table_20_Contents">text</text:p>
          </table:table-cell>
          <table:table-cell table:style-name="Table3.B2" office:value-type="string">
            <text:p text:style-name="Standard">Page content</text:p>
          </table:table-cell>
        </table:table-row>
        <table:table-row>
          <table:table-cell table:style-name="Table3.A2" office:value-type="string">
            <text:p text:style-name="Table_20_Contents">token</text:p>
          </table:table-cell>
          <table:table-cell table:style-name="Table3.B2" office:value-type="string">
            <text:p text:style-name="Standard">Edit token. You can get one of these through prop=info</text:p>
          </table:table-cell>
        </table:table-row>
        <table:table-row>
          <table:table-cell table:style-name="Table3.A2" office:value-type="string">
            <text:p text:style-name="Table_20_Contents">summary</text:p>
          </table:table-cell>
          <table:table-cell table:style-name="Table3.B2" office:value-type="string">
            <text:p text:style-name="Standard">Edit summary. Also section title when section=new</text:p>
          </table:table-cell>
        </table:table-row>
        <table:table-row>
          <table:table-cell table:style-name="Table3.A2" office:value-type="string">
            <text:p text:style-name="Table_20_Contents">minor</text:p>
          </table:table-cell>
          <table:table-cell table:style-name="Table3.B2" office:value-type="string">
            <text:p text:style-name="Standard">Minor edit</text:p>
          </table:table-cell>
        </table:table-row>
        <table:table-row>
          <table:table-cell table:style-name="Table3.A2" office:value-type="string">
            <text:p text:style-name="Table_20_Contents">notminor</text:p>
          </table:table-cell>
          <table:table-cell table:style-name="Table3.B2" office:value-type="string">
            <text:p text:style-name="Standard">Non-minor edit</text:p>
          </table:table-cell>
        </table:table-row>
        <table:table-row>
          <table:table-cell table:style-name="Table3.A2" office:value-type="string">
            <text:p text:style-name="Table_20_Contents">bot</text:p>
          </table:table-cell>
          <table:table-cell table:style-name="Table3.B2" office:value-type="string">
            <text:p text:style-name="Standard">Mark this edit as bot</text:p>
          </table:table-cell>
        </table:table-row>
        <table:table-row>
          <table:table-cell table:style-name="Table3.A2" office:value-type="string">
            <text:p text:style-name="Table_20_Contents">basetimestamp</text:p>
          </table:table-cell>
          <table:table-cell table:style-name="Table3.B2" office:value-type="string">
            <text:p text:style-name="Standard">Timestamp of the base revision (gotten through prop=revisions&amp;rvprop=timestamp). Used to detect edit conflicts; leave unset to ignore conflicts.</text:p>
          </table:table-cell>
        </table:table-row>
        <table:table-row>
          <table:table-cell table:style-name="Table3.A2" office:value-type="string">
            <text:p text:style-name="Table_20_Contents">starttimestamp</text:p>
          </table:table-cell>
          <table:table-cell table:style-name="Table3.B2" office:value-type="string">
            <text:p text:style-name="Standard">Timestamp when you obtained the edit token. <text:s/>Used to detect edit conflicts; leave unset to ignore conflicts.</text:p>
          </table:table-cell>
        </table:table-row>
        <table:table-row>
          <table:table-cell table:style-name="Table3.A2" office:value-type="string">
            <text:p text:style-name="Table_20_Contents">recreate</text:p>
          </table:table-cell>
          <table:table-cell table:style-name="Table3.B2" office:value-type="string">
            <text:p text:style-name="Standard">Override any errors about the article having been deleted in the meantime</text:p>
          </table:table-cell>
        </table:table-row>
        <table:table-row>
          <table:table-cell table:style-name="Table3.A2" office:value-type="string">
            <text:p text:style-name="Table_20_Contents">createonly</text:p>
          </table:table-cell>
          <table:table-cell table:style-name="Table3.B2" office:value-type="string">
            <text:p text:style-name="Standard">Don't edit the page if it exists already</text:p>
          </table:table-cell>
        </table:table-row>
        <table:table-row>
          <table:table-cell table:style-name="Table3.A2" office:value-type="string">
            <text:p text:style-name="Table_20_Contents">nocreate</text:p>
          </table:table-cell>
          <table:table-cell table:style-name="Table3.B2" office:value-type="string">
            <text:p text:style-name="Standard">Throw an error if the page doesn't exist</text:p>
          </table:table-cell>
        </table:table-row>
        <table:table-row>
          <table:table-cell table:style-name="Table3.A2" office:value-type="string">
            <text:p text:style-name="Table_20_Contents">captchaword</text:p>
          </table:table-cell>
          <table:table-cell table:style-name="Table3.B2" office:value-type="string">
            <text:p text:style-name="Standard">Answer to the CAPTCHA</text:p>
          </table:table-cell>
        </table:table-row>
        <table:table-row>
          <table:table-cell table:style-name="Table3.A2" office:value-type="string">
            <text:p text:style-name="Table_20_Contents">captchaid</text:p>
          </table:table-cell>
          <table:table-cell table:style-name="Table3.B2" office:value-type="string">
            <text:p text:style-name="Standard">CAPTCHA ID from previous request</text:p>
          </table:table-cell>
        </table:table-row>
        <table:table-row>
          <table:table-cell table:style-name="Table3.A2" office:value-type="string">
            <text:p text:style-name="Table_20_Contents">watch</text:p>
          </table:table-cell>
          <table:table-cell table:style-name="Table3.B2" office:value-type="string">
            <text:p text:style-name="Standard">DEPRECATED! Add the page to your watchlist</text:p>
          </table:table-cell>
        </table:table-row>
        <table:table-row>
          <table:table-cell table:style-name="Table3.A2" office:value-type="string">
            <text:p text:style-name="Table_20_Contents">unwatch</text:p>
          </table:table-cell>
          <table:table-cell table:style-name="Table3.B2" office:value-type="string">
            <text:p text:style-name="Standard">DEPRECATED! Remove the page from your watchlist</text:p>
          </table:table-cell>
        </table:table-row>
        <table:table-row>
          <table:table-cell table:style-name="Table3.A2" office:value-type="string">
            <text:p text:style-name="Table_20_Contents">watchlist</text:p>
          </table:table-cell>
          <table:table-cell table:style-name="Table3.B2" office:value-type="string">
            <text:p text:style-name="Standard">Unconditionally add or remove the page from your watchlist, use preferences or do not change watch. One value: watch, unwatch, preferences, nochange Default: preferences</text:p>
          </table:table-cell>
        </table:table-row>
        <table:table-row>
          <table:table-cell table:style-name="Table3.A2" office:value-type="string">
            <text:p text:style-name="Table_20_Contents">md5</text:p>
          </table:table-cell>
          <table:table-cell table:style-name="Table3.B2" office:value-type="string">
            <text:p text:style-name="Standard">The MD5 hash of the text parameter, or the prependtext and appendtext parameters concatenated. <text:s/>If set, the edit won't be done unless the hash is correct.</text:p>
          </table:table-cell>
        </table:table-row>
        <table:table-row>
          <table:table-cell table:style-name="Table3.A2" office:value-type="string">
            <text:p text:style-name="Table_20_Contents">prependtext</text:p>
          </table:table-cell>
          <table:table-cell table:style-name="Table3.B2" office:value-type="string">
            <text:p text:style-name="Standard">Add this text to the beginning of the page. Overrides text.</text:p>
          </table:table-cell>
        </table:table-row>
        <table:table-row>
          <table:table-cell table:style-name="Table3.A2" office:value-type="string">
            <text:p text:style-name="Table_20_Contents">appendtext</text:p>
          </table:table-cell>
          <table:table-cell table:style-name="Table3.B2" office:value-type="string">
            <text:p text:style-name="Standard">Add this text to the end of the page. Overrides text</text:p>
          </table:table-cell>
        </table:table-row>
        <table:table-row>
          <table:table-cell table:style-name="Table3.A2" office:value-type="string">
            <text:p text:style-name="Table_20_Contents">undo</text:p>
          </table:table-cell>
          <table:table-cell table:style-name="Table3.B2" office:value-type="string">
            <text:p text:style-name="Standard">Undo this revision. Overrides text, prependtext and appendtext</text:p>
          </table:table-cell>
        </table:table-row>
        <table:table-row>
          <table:table-cell table:style-name="Table3.A2" office:value-type="string">
            <text:p text:style-name="Table_20_Contents">undoafter</text:p>
          </table:table-cell>
          <table:table-cell table:style-name="Table3.B2" office:value-type="string">
            <text:p text:style-name="Standard">Undo all revisions from undo to this one. If not set, just undo one revision</text:p>
          </table:table-cell>
        </table:table-row>
      </table:table>
      <text:p text:style-name="Text_20_body"/>
      <text:p text:style-name="Text_20_body"/>
      <text:p text:style-name="Text_20_body"/>
      <text:p text:style-name="Text_20_body"><text:tab/></text:p>
      <text:h text:style-name="Heading_20_3" text:outline-level="3"><text:soft-page-break/>Examples</text:h>
      <text:p text:style-name="Text_20_body">Edit a page (anonymous user).</text:p>
      <text:p text:style-name="P1"><text:span text:style-name="T1">$req </text:span><text:span text:style-name="T2">= MediaWiki::getModule( </text:span><text:span text:style-name="T3">'edit' </text:span><text:span text:style-name="T2">)</text:span></text:p>
      <text:p text:style-name="P8"><text:span text:style-name="T2"><text:tab/>-&gt;title( </text:span><text:span text:style-name="T3">'Test%20Page' </text:span><text:span text:style-name="T2">)</text:span></text:p>
      <text:p text:style-name="P8"><text:span text:style-name="T2"><text:tab/>-&gt;summary( </text:span><text:span text:style-name="T3">'This is a test' </text:span><text:span text:style-name="T2">)</text:span></text:p>
      <text:p text:style-name="P8"><text:span text:style-name="T2"><text:tab/>-&gt;text( </text:span><text:span text:style-name="T3">'Article content' </text:span><text:span text:style-name="T2">)</text:span></text:p>
      <text:p text:style-name="P8"><text:span text:style-name="T2"><text:tab/>-&gt;basetimestamp( </text:span><text:span text:style-name="T3">'201009241323' </text:span><text:span text:style-name="T2">)</text:span></text:p>
      <text:p text:style-name="P8"><text:span text:style-name="T2"><text:tab/>-&gt;token( </text:span><text:span text:style-name="T3">'%2B' </text:span><text:span text:style-name="T2">)</text:span></text:p>
      <text:p text:style-name="P8"><text:span text:style-name="T2"><text:tab/>-&gt;call( </text:span><text:span text:style-name="T1">$this</text:span><text:span text:style-name="T2">-&gt;wiki )</text:span></text:p>
      <text:p text:style-name="P7"><text:tab/>;</text:p>
      <text:p text:style-name="P9"/>
      <text:p text:style-name="Standard">Prepend __NOTOC__ to a page (anonymous user)</text:p>
      <text:p text:style-name="P9"/>
      <text:p text:style-name="P1"><text:span text:style-name="T1">$req </text:span><text:span text:style-name="T2">= MediaWiki::getModule( </text:span><text:span text:style-name="T3">'edit' </text:span><text:span text:style-name="T2">)</text:span></text:p>
      <text:p text:style-name="P8"><text:span text:style-name="T2"><text:tab/>-&gt;title( </text:span><text:span text:style-name="T3">'Test%20Page' </text:span><text:span text:style-name="T2">)</text:span></text:p>
      <text:p text:style-name="P8"><text:span text:style-name="T2"><text:tab/>-&gt;summary( </text:span><text:span text:style-name="T3">'NOTOC' </text:span><text:span text:style-name="T2">)</text:span></text:p>
      <text:p text:style-name="P8"><text:span text:style-name="T2"><text:tab/>-&gt;minor(</text:span><text:span text:style-name="T2">)</text:span></text:p>
      <text:p text:style-name="P8"><text:span text:style-name="T2"><text:tab/>-&gt;prependtext( __NOTOC__</text:span><text:span text:style-name="T3"> </text:span><text:span text:style-name="T2">)</text:span></text:p>
      <text:p text:style-name="P8"><text:span text:style-name="T2"><text:tab/>-&gt;basetimestamp( </text:span><text:span text:style-name="T3">'201009241323' </text:span><text:span text:style-name="T2">)</text:span></text:p>
      <text:p text:style-name="P8"><text:span text:style-name="T2"><text:tab/>-&gt;token( </text:span><text:span text:style-name="T3">'%2B' </text:span><text:span text:style-name="T2">)</text:span></text:p>
      <text:p text:style-name="P8"><text:span text:style-name="T2"><text:tab/>-&gt;call( </text:span><text:span text:style-name="T1">$this</text:span><text:span text:style-name="T2">-&gt;wiki )</text:span></text:p>
      <text:p text:style-name="P7"><text:tab/>;</text:p>
      <text:p text:style-name="P9"/>
      <text:p text:style-name="Standard">Undo r13579 through r13585 with autosummary (anonymous user)</text:p>
      <text:p text:style-name="P9"/>
      <text:p text:style-name="P1"><text:span text:style-name="T1">$req </text:span><text:span text:style-name="T2">= MediaWiki::getModule( </text:span><text:span text:style-name="T3">'edit' </text:span><text:span text:style-name="T2">)</text:span></text:p>
      <text:p text:style-name="P8"><text:span text:style-name="T2"><text:tab/>-&gt;title( </text:span><text:span text:style-name="T3">'Test%20Page' </text:span><text:span text:style-name="T2">)</text:span></text:p>
      <text:p text:style-name="P8"><text:span text:style-name="T2"><text:tab/>-&gt;undo( 13585</text:span><text:span text:style-name="T3"> </text:span><text:span text:style-name="T2">)</text:span></text:p>
      <text:p text:style-name="P8"><text:span text:style-name="T2"><text:tab/>-&gt;undoafter( 13579</text:span><text:span text:style-name="T3"> </text:span><text:span text:style-name="T2">)</text:span></text:p>
      <text:p text:style-name="P8"><text:span text:style-name="T2"><text:tab/>-&gt;basetimestamp( </text:span><text:span text:style-name="T3">'201009241323' </text:span><text:span text:style-name="T2">)</text:span></text:p>
      <text:p text:style-name="P8"><text:span text:style-name="T2"><text:tab/>-&gt;token( </text:span><text:span text:style-name="T3">'%2B' </text:span><text:span text:style-name="T2">)</text:span></text:p>
      <text:p text:style-name="P8"><text:span text:style-name="T2"><text:tab/>-&gt;call( </text:span><text:span text:style-name="T1">$this</text:span><text:span text:style-name="T2">-&gt;wiki )</text:span></text:p>
      <text:p text:style-name="P7"><text:tab/>;</text:p>
      <text:p text:style-name="P9"/>
      <text:p text:style-name="P5"/>
      <text:p text:style-name="P7"/>
      <text:h text:style-name="P25" text:outline-level="2">MediaWiki flagconfig request</text:h>
      <text:p text:style-name="P12">Get basic information about review flag configuration for this site. <text:s/>This module requires read rights. <text:s/>The following parameters are returned for each tag:</text:p>
      <text:p text:style-name="P13"/>
      <table:table table:name="Table8" table:style-name="Table8">
        <table:table-column table:style-name="Table8.A"/>
        <table:table-column table:style-name="Table8.B"/>
        <table:table-row>
          <table:table-cell table:style-name="Table8.A1" office:value-type="string">
            <text:p text:style-name="Table_20_Contents">name</text:p>
          </table:table-cell>
          <table:table-cell table:style-name="Table8.B1" office:value-type="string">
            <text:p text:style-name="Table_20_Contents">The key name of this tag</text:p>
          </table:table-cell>
        </table:table-row>
        <table:table-row>
          <table:table-cell table:style-name="Table8.A2" office:value-type="string">
            <text:p text:style-name="Table_20_Contents">level2</text:p>
          </table:table-cell>
          <table:table-cell table:style-name="Table8.B2" office:value-type="string">
            <text:p text:style-name="Table_20_Contents">Number of levels the tag has (above "not tagged")</text:p>
          </table:table-cell>
        </table:table-row>
        <table:table-row>
          <table:table-cell table:style-name="Table8.A2" office:value-type="string">
            <text:p text:style-name="Table_20_Contents">tier2</text:p>
          </table:table-cell>
          <table:table-cell table:style-name="Table8.B2" office:value-type="string">
            <text:p text:style-name="Table_20_Contents">Level the tag must reach for a revision to be tier 2 (quality)</text:p>
          </table:table-cell>
        </table:table-row>
        <table:table-row>
          <table:table-cell table:style-name="Table8.A2" office:value-type="string">
            <text:p text:style-name="Table_20_Contents">tier3</text:p>
          </table:table-cell>
          <table:table-cell table:style-name="Table8.B2" office:value-type="string">
            <text:p text:style-name="Table_20_Contents">Level the tag must reach for a revision to be tier 3 (pristine)</text:p>
          </table:table-cell>
        </table:table-row>
      </table:table>
      <text:p text:style-name="Preformatted_20_Text"/>
      <text:p text:style-name="P12">Flagged revisions have an assigned level for each tag. The highest tier that all the tags meet is the review tier of the entire revision.</text:p>
      <text:h text:style-name="P26" text:outline-level="3">Examples</text:h>
      <text:p text:style-name="P1"><text:span text:style-name="T1">$req </text:span><text:span text:style-name="T2">= MediaWiki::getModule( </text:span><text:span text:style-name="T3">'flagconfig' </text:span><text:span text:style-name="T2">)</text:span></text:p>
      <text:p text:style-name="P8"><text:span text:style-name="T2"><text:tab/>-&gt;call( </text:span><text:span text:style-name="T1">$this</text:span><text:span text:style-name="T2">-&gt;wiki )</text:span></text:p>
      <text:p text:style-name="P7"><text:tab/>;</text:p>
      <text:p text:style-name="P9"/>
      <text:p text:style-name="Standard"/>
      <text:h text:style-name="P25" text:outline-level="2">MediaWiki opensearch request</text:h>
      <text:p text:style-name="Text_20_body">This module implements OpenSearch protocol. <text:s/>This module requires read rights.</text:p>
      <text:h text:style-name="Heading_20_3" text:outline-level="3">Methods</text:h>
      <table:table table:name="Table10" table:style-name="Table10">
        <table:table-column table:style-name="Table10.A"/>
        <table:table-column table:style-name="Table10.B"/>
        <table:table-row>
          <table:table-cell table:style-name="Table10.A1" office:value-type="string">
            <text:p text:style-name="Table_20_Contents">search</text:p>
          </table:table-cell>
          <table:table-cell table:style-name="Table10.B1" office:value-type="string">
            <text:p text:style-name="Table_20_Contents">Search string.</text:p>
          </table:table-cell>
        </table:table-row>
        <table:table-row>
          <table:table-cell table:style-name="Table10.A2" office:value-type="string">
            <text:p text:style-name="Table_20_Contents">limit</text:p>
          </table:table-cell>
          <table:table-cell table:style-name="Table10.B2" office:value-type="string">
            <text:p text:style-name="Table_20_Contents">Maximum amount of results to return. No more than 100 (100 for bots) allowed. <text:s text:c="20"/>Default: 10</text:p>
          </table:table-cell>
        </table:table-row>
        <table:table-row>
          <table:table-cell table:style-name="Table10.A2" office:value-type="string">
            <text:p text:style-name="Table_20_Contents">namespace</text:p>
          </table:table-cell>
          <table:table-cell table:style-name="Table10.B2" office:value-type="string">
            <text:p text:style-name="Table_20_Contents">Namespaces to search. <text:s/>Values (separate with '|'): 0, 1, 2, 3, 4, 5, 6, 7, 8, 9, 10, 11, 12, 13, 14, 15, 100, 101, 108, 109. <text:s/>Default: 0</text:p>
          </table:table-cell>
        </table:table-row>
        <table:table-row>
          <table:table-cell table:style-name="Table10.A2" office:value-type="string">
            <text:p text:style-name="Table_20_Contents">suggest</text:p>
          </table:table-cell>
          <table:table-cell table:style-name="Table10.B2" office:value-type="string">
            <text:p text:style-name="Table_20_Contents">Do nothing if $wgEnableOpenSearchSuggest is false</text:p>
          </table:table-cell>
        </table:table-row>
      </table:table>
      <text:p text:style-name="Text_20_body"/>
      <text:h text:style-name="Heading_20_3" text:outline-level="3">Examples</text:h>
      <text:p text:style-name="P1"><text:span text:style-name="T1">$req </text:span><text:span text:style-name="T2">= MediaWiki::getModule( </text:span><text:span text:style-name="T3">'opensearch' </text:span><text:span text:style-name="T2">)</text:span></text:p>
      <text:p text:style-name="P8"><text:span text:style-name="T2"><text:tab/>-&gt;search( </text:span><text:span text:style-name="T3">'Te' </text:span><text:span text:style-name="T2">)</text:span></text:p>
      <text:p text:style-name="P8"><text:span text:style-name="T2"><text:tab/>-&gt;call( </text:span><text:span text:style-name="T1">$this</text:span><text:span text:style-name="T2">-&gt;wiki )</text:span></text:p>
      <text:p text:style-name="P7"><text:tab/>;</text:p>
      <text:p text:style-name="P9"/>
      <text:p text:style-name="Text_20_body"/>
      <text:h text:style-name="P23" text:outline-level="2"><text:a xlink:type="simple" xlink:href="http://en.wikipedia.org/w/api.php?action=opensearch&amp;search=Te"/></text:h>
      <text:h text:style-name="P25" text:outline-level="2">Mediawiki login request</text:h>
      <text:p text:style-name="P6">This module is used to login and get the authentication tokens. <text:s/>In the event of a successful log-in, a cookie will be attached to your session. In the event of a failed log-in, you will not be able to <text:s/>attempt another log-in through this method for 5 seconds. <text:s/>This is to prevent password guessing by automated password crackers. <text:s/>Note that not all requests require you to login.</text:p>
      <text:h text:style-name="Heading_20_3" text:outline-level="3">Methods</text:h>
      <table:table table:name="Table5" table:style-name="Table5">
        <table:table-column table:style-name="Table5.A"/>
        <table:table-column table:style-name="Table5.B"/>
        <table:table-row>
          <table:table-cell table:style-name="Table5.A1" office:value-type="string">
            <text:p text:style-name="Table_20_Contents">lgname</text:p>
          </table:table-cell>
          <table:table-cell table:style-name="Table5.B1" office:value-type="string">
            <text:p text:style-name="Table_20_Contents">User name</text:p>
          </table:table-cell>
        </table:table-row>
        <table:table-row>
          <table:table-cell table:style-name="Table5.A2" office:value-type="string">
            <text:p text:style-name="Table_20_Contents">lgpassword</text:p>
          </table:table-cell>
          <table:table-cell table:style-name="Table5.B2" office:value-type="string">
            <text:p text:style-name="Table_20_Contents">Password</text:p>
          </table:table-cell>
        </table:table-row>
        <table:table-row>
          <table:table-cell table:style-name="Table5.A2" office:value-type="string">
            <text:p text:style-name="Table_20_Contents">lgdomain</text:p>
          </table:table-cell>
          <table:table-cell table:style-name="Table5.B2" office:value-type="string">
            <text:p text:style-name="Table_20_Contents">Domain (optional)</text:p>
          </table:table-cell>
        </table:table-row>
        <table:table-row>
          <table:table-cell table:style-name="Table5.A2" office:value-type="string">
            <text:p text:style-name="Table_20_Contents">lgtoken</text:p>
          </table:table-cell>
          <table:table-cell table:style-name="Table5.B2" office:value-type="string">
            <text:p text:style-name="Table_20_Contents">Login token obtained in first request</text:p>
          </table:table-cell>
        </table:table-row>
      </table:table>
      <text:p text:style-name="Text_20_body"/>
      <text:h text:style-name="Heading_20_3" text:outline-level="3">Exceptions</text:h>
      <text:p text:style-name="Text_20_body">In addition to the standard exceptions, this module will also throw a jmwlibLoginModuleException on the following error conditions:-</text:p>
      <table:table table:name="Table7" table:style-name="Table7">
        <table:table-column table:style-name="Table7.A"/>
        <table:table-column table:style-name="Table7.B"/>
        <table:table-row>
          <table:table-cell table:style-name="Table7.A1" office:value-type="string">
            <text:p text:style-name="Table_20_Contents">NoName</text:p>
          </table:table-cell>
          <table:table-cell table:style-name="Table7.B1" office:value-type="string">
            <text:p text:style-name="Table_20_Contents">You didn't set the lgname parameter </text:p>
          </table:table-cell>
        </table:table-row>
        <table:table-row>
          <table:table-cell table:style-name="Table7.A2" office:value-type="string">
            <text:p text:style-name="Table_20_Contents">Illegal </text:p>
          </table:table-cell>
          <table:table-cell table:style-name="Table7.B2" office:value-type="string">
            <text:p text:style-name="Table_20_Contents">You provided an illegal username</text:p>
          </table:table-cell>
        </table:table-row>
        <table:table-row>
          <table:table-cell table:style-name="Table7.A2" office:value-type="string">
            <text:p text:style-name="Table_20_Contents">NotExists </text:p>
          </table:table-cell>
          <table:table-cell table:style-name="Table7.B2" office:value-type="string">
            <text:p text:style-name="Table_20_Contents">The username you provided doesn't exist </text:p>
          </table:table-cell>
        </table:table-row>
        <table:table-row>
          <table:table-cell table:style-name="Table7.A2" office:value-type="string">
            <text:p text:style-name="Table_20_Contents">EmptyPass </text:p>
          </table:table-cell>
          <table:table-cell table:style-name="Table7.B2" office:value-type="string">
            <text:p text:style-name="Table_20_Contents">You didn't set the lgpassword parameter or you left it empty </text:p>
          </table:table-cell>
        </table:table-row>
        <table:table-row>
          <table:table-cell table:style-name="Table7.A2" office:value-type="string">
            <text:p text:style-name="Table_20_Contents">WrongPass </text:p>
          </table:table-cell>
          <table:table-cell table:style-name="Table7.B2" office:value-type="string">
            <text:p text:style-name="Table_20_Contents">The password you provided is incorrect </text:p>
          </table:table-cell>
        </table:table-row>
        <table:table-row>
          <table:table-cell table:style-name="Table7.A2" office:value-type="string">
            <text:p text:style-name="Table_20_Contents">WrongPluginPass </text:p>
          </table:table-cell>
          <table:table-cell table:style-name="Table7.B2" office:value-type="string">
            <text:p text:style-name="Table_20_Contents">Same as WrongPass, returned when an authentication plugin rather than MediaWiki itself rejected the password </text:p>
          </table:table-cell>
        </table:table-row>
        <table:table-row>
          <table:table-cell table:style-name="Table7.A2" office:value-type="string">
            <text:p text:style-name="Table_20_Contents">CreateBlocked </text:p>
          </table:table-cell>
          <table:table-cell table:style-name="Table7.B2" office:value-type="string">
            <text:p text:style-name="Table_20_Contents">The wiki tried to automatically create a new account for you, but your IP address has been blocked from account creation </text:p>
          </table:table-cell>
        </table:table-row>
        <table:table-row>
          <table:table-cell table:style-name="Table7.A2" office:value-type="string">
            <text:p text:style-name="Table_20_Contents">Throttled </text:p>
          </table:table-cell>
          <table:table-cell table:style-name="Table7.B2" office:value-type="string">
            <text:p text:style-name="Table_20_Contents">You've logged in too many times in a short time. See also throttling </text:p>
          </table:table-cell>
        </table:table-row>
        <table:table-row>
          <table:table-cell table:style-name="Table7.A2" office:value-type="string">
            <text:p text:style-name="Table_20_Contents">Blocked </text:p>
          </table:table-cell>
          <table:table-cell table:style-name="Table7.B2" office:value-type="string">
            <text:p text:style-name="Table_20_Contents">User is blocked </text:p>
          </table:table-cell>
        </table:table-row>
        <table:table-row>
          <table:table-cell table:style-name="Table7.A2" office:value-type="string">
            <text:p text:style-name="Table_20_Contents">mustbeposted </text:p>
          </table:table-cell>
          <table:table-cell table:style-name="Table7.B2" office:value-type="string">
            <text:p text:style-name="Table_20_Contents">The login module requires a POST request </text:p>
          </table:table-cell>
        </table:table-row>
        <table:table-row>
          <table:table-cell table:style-name="Table7.A2" office:value-type="string">
            <text:p text:style-name="Table_20_Contents">NeedToken </text:p>
          </table:table-cell>
          <table:table-cell table:style-name="Table7.B2" office:value-type="string">
            <text:p text:style-name="Table_20_Contents">Either you did not provide the login token or the sessionid cookie. Request again with the token and cookie given in this response </text:p>
          </table:table-cell>
        </table:table-row>
      </table:table>
      <text:list xml:id="list1836218728" text:style-name="L2">
        <text:list-item>
          <text:list>
            <text:list-header>
              <text:p text:style-name="P20"/>
            </text:list-header>
          </text:list>
        </text:list-item>
      </text:list>
      <text:h text:style-name="Heading_20_3" text:outline-level="3">Examples</text:h>
      <text:p text:style-name="Preformatted_20_Text"><text:span text:style-name="T8">$app</text:span> = JFactory::getApplication();</text:p>
      <text:p text:style-name="P10"/>
      <text:p text:style-name="P8"><text:span text:style-name="T4">try </text:span><text:span text:style-name="T2">{</text:span></text:p>
      <text:p text:style-name="P8"><text:span text:style-name="T2"><text:tab/></text:span><text:span text:style-name="T7">// Attempt to login.</text:span></text:p>
      <text:p text:style-name="P8"><text:span text:style-name="T2"><text:tab/></text:span><text:span text:style-name="T1">$req </text:span><text:span text:style-name="T2">= MediaWiki::getModule( </text:span><text:span text:style-name="T3">'login' </text:span><text:span text:style-name="T2">)</text:span></text:p>
      <text:p text:style-name="P8"><text:span text:style-name="T2"><text:tab/><text:tab/>-&gt;lgname( </text:span><text:span text:style-name="T3">'Joe Bloggs' </text:span><text:span text:style-name="T2">)</text:span></text:p>
      <text:p text:style-name="P8"><text:span text:style-name="T2"><text:tab/><text:tab/>-&gt;lgpassword( </text:span><text:span text:style-name="T3">'mysecretpassword' </text:span><text:span text:style-name="T2">)</text:span></text:p>
      <text:p text:style-name="P8"><text:span text:style-name="T2"><text:tab/><text:tab/>-&gt;call( </text:span><text:span text:style-name="T1">$</text:span><text:span text:style-name="T2">wiki );</text:span></text:p>
      <text:p text:style-name="P7">}</text:p>
      <text:p text:style-name="P8"><text:span text:style-name="T4">catch </text:span><text:span text:style-name="T2">(jmwlibLoginModuleException </text:span><text:span text:style-name="T1">$e</text:span><text:span text:style-name="T2">) {</text:span></text:p>
      <text:p text:style-name="P8"><text:span text:style-name="T2"><text:tab/></text:span><text:span text:style-name="T1">$app</text:span><text:span text:style-name="T2">-&gt;redirect( </text:span><text:span text:style-name="T3">'index.php'</text:span><text:span text:style-name="T2">, </text:span><text:span text:style-name="T3">'Login error: '</text:span><text:span text:style-name="T2">.</text:span><text:span text:style-name="T1">$e</text:span><text:span text:style-name="T2">-&gt;getMessage(), </text:span><text:span text:style-name="T3">'error' </text:span><text:span text:style-name="T2">);</text:span></text:p>
      <text:p text:style-name="P7"><text:soft-page-break/>}</text:p>
      <text:p text:style-name="P8"><text:span text:style-name="T4">catch </text:span><text:span text:style-name="T2">(Exception </text:span><text:span text:style-name="T1">$e</text:span><text:span text:style-name="T2">) {</text:span></text:p>
      <text:p text:style-name="P8"><text:span text:style-name="T2"><text:tab/></text:span><text:span text:style-name="T1">$app</text:span><text:span text:style-name="T2">-&gt;redirect( </text:span><text:span text:style-name="T3">'index.php'</text:span><text:span text:style-name="T2">, </text:span><text:span text:style-name="T3">'jmwlib error: '</text:span><text:span text:style-name="T2">.</text:span><text:span text:style-name="T1">$e</text:span><text:span text:style-name="T2">-&gt;getMessage(), </text:span><text:span text:style-name="T3">'error' </text:span><text:span text:style-name="T2">);</text:span></text:p>
      <text:p text:style-name="P7">}</text:p>
      <text:p text:style-name="P8"/>
      <text:p text:style-name="P9"/>
      <text:p text:style-name="P9"/>
      <text:p text:style-name="P9"/>
      <text:h text:style-name="P24" text:outline-level="2">Mediawiki query request</text:h>
      <text:p text:style-name="Standard">Retrieve one or more pages from the wiki.</text:p>
      <text:p text:style-name="Standard">You can specify the pages you want to retrieve in a number of different ways:</text:p>
      <text:list xml:id="list1767325991" text:style-name="L3">
        <text:list-item>
          <text:p text:style-name="P16">Specify the page titles required using the <text:span text:style-name="T5">titles</text:span> method;</text:p>
        </text:list-item>
        <text:list-item>
          <text:p text:style-name="P16">Specify the page ids required using the <text:span text:style-name="T5">pageids</text:span><text:span text:style-name="T6"> method;</text:span></text:p>
        </text:list-item>
        <text:list-item>
          <text:p text:style-name="P16"><text:span text:style-name="T6">Specify the revision ids required using the </text:span><text:span text:style-name="T5">revids</text:span><text:span text:style-name="T6"> method;</text:span></text:p>
        </text:list-item>
        <text:list-item>
          <text:p text:style-name="P17">Specify a generator.</text:p>
        </text:list-item>
      </text:list>
      <text:p text:style-name="Standard"><text:span text:style-name="T6">You can only specify one of </text:span><text:span text:style-name="T5">titles</text:span><text:span text:style-name="T6">, </text:span><text:span text:style-name="T5">pageids</text:span><text:span text:style-name="T6">, </text:span><text:span text:style-name="T5">revids</text:span><text:span text:style-name="T6">. <text:s/>If you use more than one, only one will be used with the order of precedence being: </text:span><text:span text:style-name="T5">revids</text:span><text:span text:style-name="T6"> → </text:span><text:span text:style-name="T5">pageids</text:span><text:span text:style-name="T6"> → </text:span><text:span text:style-name="T5">titles</text:span><text:span text:style-name="T6">.</text:span></text:p>
      <text:p text:style-name="P2"/>
      <text:h text:style-name="Heading_20_3" text:outline-level="3">Examples</text:h>
      <text:p text:style-name="P3"/>
      <text:p text:style-name="Standard">$req = MediaWiki::getModule( 'query' )</text:p>
      <text:p text:style-name="P8"><text:span text:style-name="T2"><text:tab/>-&gt;titles( </text:span><text:span text:style-name="T3">'Main%20Page|Developers' </text:span><text:span text:style-name="T2">)</text:span></text:p>
      <text:p text:style-name="P8"><text:span text:style-name="T2"><text:tab/>-&gt;pageids( </text:span><text:span text:style-name="T3">'53|348' </text:span><text:span text:style-name="T2">)</text:span></text:p>
      <text:p text:style-name="P8"><text:span text:style-name="T2"><text:tab/>-&gt;revids( </text:span><text:span text:style-name="T3">'20938|8092' </text:span><text:span text:style-name="T2">)</text:span></text:p>
      <text:p text:style-name="P7"><text:tab/>-&gt;generator( 'links', 50 )</text:p>
      <text:p text:style-name="P8"><text:span text:style-name="T2"><text:tab/>-&gt;call( </text:span><text:span text:style-name="T1">$this</text:span><text:span text:style-name="T2">-&gt;wiki )</text:span></text:p>
      <text:p text:style-name="P7"><text:tab/>;</text:p>
      <text:p text:style-name="P9"/>
      <text:p text:style-name="P8"><text:span text:style-name="T4">if </text:span><text:span text:style-name="T2">(</text:span><text:span text:style-name="T1">$warnings </text:span><text:span text:style-name="T2">= </text:span><text:span text:style-name="T1">$req</text:span><text:span text:style-name="T2">-&gt;warnings) {</text:span></text:p>
      <text:p text:style-name="P8"><text:span text:style-name="T2"><text:tab/></text:span><text:span text:style-name="T1">$this</text:span><text:span text:style-name="T2">-&gt;_pages = </text:span><text:span text:style-name="T3">'Warning: '</text:span><text:span text:style-name="T2">.</text:span><text:span text:style-name="T1">$warnings</text:span><text:span text:style-name="T2">.</text:span><text:span text:style-name="T3">"&lt;br/&gt;\n"</text:span><text:span text:style-name="T2">;</text:span></text:p>
      <text:p text:style-name="P7">}</text:p>
      <text:p text:style-name="P8"><text:span text:style-name="T4">else </text:span><text:span text:style-name="T2">{</text:span></text:p>
      <text:p text:style-name="P8"><text:span text:style-name="T2"><text:tab/></text:span><text:span text:style-name="T1">$this</text:span><text:span text:style-name="T2">-&gt;_pages = </text:span><text:span text:style-name="T1">$req</text:span><text:span text:style-name="T2">-&gt;pages;</text:span></text:p>
      <text:p text:style-name="P7">}</text:p>
      <text:p text:style-name="P7"/>
      <text:p text:style-name="P9"/>
      <text:h text:style-name="P25" text:outline-level="2">MediaWiki review request</text:h>
      <text:h text:style-name="P19" text:outline-level="2">Review a revision via FlaggedRevs. <text:s/>This module requires read and write rights.</text:h>
      <text:h text:style-name="Heading_20_3" text:outline-level="3">Methods</text:h>
      <table:table table:name="Table9" table:style-name="Table9">
        <table:table-column table:style-name="Table9.A"/>
        <table:table-column table:style-name="Table9.B"/>
        <table:table-row>
          <table:table-cell table:style-name="Table9.A1" office:value-type="string">
            <text:p text:style-name="P14">revid</text:p>
          </table:table-cell>
          <table:table-cell table:style-name="Table9.B1" office:value-type="string">
            <text:h text:style-name="P21" text:outline-level="2">The revision ID for which to set the flags</text:h>
          </table:table-cell>
        </table:table-row>
        <table:table-row>
          <table:table-cell table:style-name="Table9.A2" office:value-type="string">
            <text:p text:style-name="P14">token</text:p>
          </table:table-cell>
          <table:table-cell table:style-name="Table9.B2" office:value-type="string">
            <text:h text:style-name="P21" text:outline-level="2">An edit token retrieved through prop=info</text:h>
          </table:table-cell>
        </table:table-row>
        <table:table-row>
          <table:table-cell table:style-name="Table9.A2" office:value-type="string">
            <text:p text:style-name="P14">comment</text:p>
          </table:table-cell>
          <table:table-cell table:style-name="Table9.B2" office:value-type="string">
            <text:h text:style-name="P21" text:outline-level="2">Comment for the review (optional)</text:h>
          </table:table-cell>
        </table:table-row>
        <table:table-row>
          <table:table-cell table:style-name="Table9.A2" office:value-type="string">
            <text:p text:style-name="P14">flag_status</text:p>
          </table:table-cell>
          <table:table-cell table:style-name="Table9.B2" office:value-type="string">
            <text:h text:style-name="P22" text:outline-level="2">Set the flag ''status'' to the specified value. <text:s/>One value: 0, 1. <text:s/><text:span text:style-name="T9">Default: 1</text:span></text:h>
          </table:table-cell>
        </table:table-row>
      </table:table>
      <text:h text:style-name="P22" text:outline-level="2"/>
      <text:h text:style-name="Heading_20_3" text:outline-level="3">Examples</text:h>
      <text:p text:style-name="P1"><text:span text:style-name="T1">$req </text:span><text:span text:style-name="T2">= MediaWiki::getModule( </text:span><text:span text:style-name="T3">'review' </text:span><text:span text:style-name="T2">)</text:span></text:p>
      <text:p text:style-name="P8"><text:span text:style-name="T2"><text:tab/>-&gt;revid( </text:span><text:span text:style-name="T3">'12345' </text:span><text:span text:style-name="T2">)</text:span></text:p>
      <text:p text:style-name="P8"><text:span text:style-name="T2"><text:tab/>-&gt;token( </text:span><text:span text:style-name="T3">'123AB' </text:span><text:span text:style-name="T2">)</text:span></text:p>
      <text:p text:style-name="P8"><text:span text:style-name="T2"><text:tab/>-&gt;flag_status( </text:span><text:span text:style-name="T3">'1' </text:span><text:span text:style-name="T2">)</text:span></text:p>
      <text:p text:style-name="P8"><text:span text:style-name="T2"><text:tab/>-&gt;comment( </text:span><text:span text:style-name="T3">'OK'</text:span><text:span text:style-name="T2"> )</text:span></text:p>
      <text:p text:style-name="P8"><text:span text:style-name="T2"><text:tab/>-&gt;call( </text:span><text:span text:style-name="T1">$this</text:span><text:span text:style-name="T2">-&gt;wiki )</text:span></text:p>
      <text:p text:style-name="P7"><text:tab/>;</text:p>
      <text:p text:style-name="P9"/>
      <text:p text:style-name="P11"/>
      <text:h text:style-name="P19" text:outline-level="2"/>
      <text:h text:style-name="P24" text:outline-level="2">MediaWiki sitematrix request</text:h>
      <text:p text:style-name="P12">Get Wikimedia sites list. <text:s/>This module requires read rights. <text:s/>Note that this request is mostly only relevant to the Wikipedia family of sites.</text:p>
      <text:h text:style-name="P26" text:outline-level="3">Examples</text:h>
      <text:p text:style-name="P1"><text:span text:style-name="T1">$req </text:span><text:span text:style-name="T2">= MediaWiki::getModule( </text:span><text:span text:style-name="T3">'sitematrix' </text:span><text:span text:style-name="T2">)</text:span></text:p>
      <text:p text:style-name="P8"><text:span text:style-name="T2"><text:tab/>-&gt;call( </text:span><text:span text:style-name="T1">$this</text:span><text:span text:style-name="T2">-&gt;wiki )</text:span></text:p>
      <text:p text:style-name="P7"><text:tab/>;</text:p>
      <text:p text:style-name="P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Monospace" svg:font-family="Monospace"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hris Davenport</meta:initial-creator>
    <meta:creation-date>2010-03-17T07:44:30</meta:creation-date>
    <dc:date>2010-09-30T17:50:32</dc:date>
    <dc:creator>Chris Davenport</dc:creator>
    <meta:editing-duration>PT81H21M43S</meta:editing-duration>
    <meta:editing-cycles>146</meta:editing-cycles>
    <meta:generator>OpenOffice.org/3.1$Linux OpenOffice.org_project/310m19$Build-9420</meta:generator>
    <meta:document-statistic meta:table-count="10" meta:image-count="0" meta:object-count="0" meta:page-count="14" meta:paragraph-count="366" meta:word-count="2257" meta:character-count="14323"/>
  </office:meta>
</office:document-meta>
</file>